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9ae" draw:textarea-horizontal-align="justify" draw:textarea-vertical-align="middle" draw:auto-grow-height="false" fo:min-height="4.75cm" fo:min-width="5.1cm" draw:shadow="visible"/>
    </style:style>
    <style:style style:name="gr2" style:family="graphic" style:parent-style-name="standard">
      <style:graphic-properties draw:fill-color="#add58a" draw:textarea-horizontal-align="justify" draw:textarea-vertical-align="middle" draw:auto-grow-height="false" fo:min-height="3.286cm" fo:min-width="4.592cm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5" style:family="graphic" style:parent-style-name="objectwithoutfill">
      <style:graphic-properties svg:stroke-width="0.1cm" svg:stroke-color="#ef413d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ef413d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9ae"/>
      <style:paragraph-properties fo:text-align="center"/>
    </style:style>
    <style:style style:name="P3" style:family="paragraph">
      <loext:graphic-properties draw:fill-color="#add58a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4" draw:id="id4" draw:layer="layout" svg:width="5.6cm" svg:height="5cm" svg:x="0.6cm" svg:y="6.4cm">
          <text:p text:style-name="P1"><text:span text:style-name="T1">MC-ChemDB</text:span></text:p>
          <text:p text:style-name="P1"><text:span text:style-name="T2"/></text:p>
          <text:p text:style-name="P1"><text:span text:style-name="T2">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5.6cm" svg:height="5cm" svg:x="10.9cm" svg:y="6.4cm">
          <text:p text:style-name="P1"><text:span text:style-name="T1">ChemDBPublic</text:span></text:p>
          <text:p text:style-name="P1"><text:span text:style-name="T2"/></text:p>
          <text:p text:style-name="P1"><text:span text:style-name="T2">(samp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7.2cm" svg:height="5cm" svg:x="4.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4.63cm" svg:height="0.962cm" svg:x="5.596cm" svg:y="2.438cm">
          <draw:text-box>
            <text:p><text:span text:style-name="T1">mc-chemdbui</text:span></text:p>
          </draw:text-box>
        </draw:frame>
        <draw:custom-shape draw:style-name="gr2" draw:text-style-name="P3" xml:id="id3" draw:id="id3" draw:layer="layout" svg:width="7.2cm" svg:height="5cm" svg:x="15.401cm" svg:y="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216cm" svg:height="0.962cm" svg:x="17.596cm" svg:y="2.338cm">
          <draw:text-box>
            <text:p><text:span text:style-name="T1">reactorui</text:span></text:p>
          </draw:text-box>
        </draw:frame>
        <draw:connector draw:style-name="gr5" draw:text-style-name="P5" draw:layer="layout" draw:type="curve" svg:x1="8cm" svg:y1="5.5cm" svg:x2="10.9cm" svg:y2="8.9cm" draw:start-shape="id1" draw:start-glue-point="8" draw:end-shape="id2" draw:end-glue-point="3" svg:d="M8000 5500c0 2267 966 3400 2900 3400" svg:viewBox="0 0 2901 3401">
          <text:p/>
        </draw:connector>
        <draw:connector draw:style-name="gr5" draw:text-style-name="P5" draw:layer="layout" draw:type="curve" svg:x1="16.5cm" svg:y1="8.9cm" svg:x2="19.001cm" svg:y2="5.501cm" draw:start-shape="id2" draw:start-glue-point="1" draw:end-shape="id3" draw:end-glue-point="8" svg:d="M16500 8900c1668 0 2501-1133 2501-3399" svg:viewBox="0 0 2502 3400">
          <text:p/>
        </draw:connector>
        <draw:connector draw:style-name="gr6" draw:text-style-name="P5" draw:layer="layout" draw:type="curve" svg:x1="3.4cm" svg:y1="6.4cm" svg:x2="4.4cm" svg:y2="3cm" draw:start-shape="id4" draw:start-glue-point="0" draw:end-shape="id1" draw:end-glue-point="6" svg:d="M3400 6400c0-2267 333-3400 1000-3400" svg:viewBox="0 0 1001 3401">
          <text:p/>
        </draw:connector>
        <draw:custom-shape draw:style-name="gr1" draw:text-style-name="P2" xml:id="id5" draw:id="id5" draw:layer="layout" svg:width="5.6cm" svg:height="5cm" svg:x="21.2cm" svg:y="6.5cm">
          <text:p text:style-name="P1"><text:span text:style-name="T1">Projects</text:span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curve" svg:x1="22.601cm" svg:y1="3.001cm" svg:x2="24cm" svg:y2="6.5cm" draw:start-shape="id3" draw:start-glue-point="10" draw:end-shape="id5" svg:d="M22601 3001c933 0 1399 1166 1399 3499" svg:viewBox="0 0 1400 3500">
          <text:p/>
        </draw:connector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12T14:02:04.168810864</meta:creation-date>
    <dc:date>2022-09-21T13:28:43.070864983</dc:date>
    <meta:editing-duration>PT9M33S</meta:editing-duration>
    <meta:editing-cycles>2</meta:editing-cycles>
    <meta:generator>LibreOffice/6.0.7.3$Linux_X86_64 LibreOffice_project/00m0$Build-3</meta:generator>
    <meta:document-statistic meta:object-count="34"/>
  </office:meta>
</office:document-meta>
</file>